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59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5">
      <style:text-properties fo:font-weight="normal" style:font-weight-asian="normal" style:font-weight-complex="normal"/>
    </style:style>
    <style:style style:name="ce4" style:family="table-cell" style:parent-style-name="Default" style:data-style-name="N109"/>
    <style:style style:name="ce5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058cm" svg:height="7.34cm" svg:x="20.843cm" svg:y="3.887cm">
            <draw:object draw:notify-on-update-of-ranges="Sheet1.A9:Sheet1.A9 Sheet1.A10:Sheet1.A14 Sheet1.G9:Sheet1.G9 Sheet1.G10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082cm" svg:height="7.358cm" svg:x="34.477cm" svg:y="3.599cm">
            <draw:object draw:notify-on-update-of-ranges="Sheet1.A20:Sheet1.A20 Sheet1.A21:Sheet1.A25 Sheet1.G20:Sheet1.G20 Sheet1.G21:Sheet1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751cm" svg:height="7.76cm" svg:x="20.592cm" svg:y="13.707cm">
            <draw:object draw:notify-on-update-of-ranges="Sheet1.A31:Sheet1.A31 Sheet1.A32:Sheet1.A36 Sheet1.G31:Sheet1.G31 Sheet1.G32:Sheet1.G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.724cm" svg:height="7.44cm" svg:x="33.928cm" svg:y="13.76cm">
            <draw:object draw:notify-on-update-of-ranges="Sheet1.A42:Sheet1.A42 Sheet1.A43:Sheet1.A47 Sheet1.G42:Sheet1.G42 Sheet1.G43:Sheet1.G4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Türbreite:</text:p>
          </table:table-cell>
          <table:table-cell table:style-name="ce1"/>
          <table:table-cell table:style-name="ce3" office:value-type="float" office:value="98.5">
            <text:p>98.50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Türhöhe:</text:p>
          </table:table-cell>
          <table:table-cell table:style-name="ce1"/>
          <table:table-cell table:style-name="ce3" office:value-type="float" office:value="204">
            <text:p>204.00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Ratio berechnet:</text:p>
          </table:table-cell>
          <table:table-cell table:style-name="ce1"/>
          <table:table-cell table:style-name="ce3" table:formula="of:=[.C2]/[.C1]" office:value-type="float" office:value="2.07106598984772">
            <text:p>2.07</text:p>
          </table:table-cell>
          <table:table-cell table:style-name="ce1" table:number-columns-repeated="1021"/>
        </table:table-row>
        <table:table-row table:style-name="ro1" table:number-rows-repeated="3">
          <table:table-cell table:style-name="ce1" table:number-columns-repeated="1024"/>
        </table:table-row>
        <table:table-row table:style-name="ro1">
          <table:table-cell office:value-type="string">
            <text:p>Kalibration v1, ohne Entzerrung</text:p>
          </table:table-cell>
          <table:table-cell table:style-name="Default"/>
          <table:table-cell/>
          <table:table-cell table:style-name="Default" table:number-columns-repeated="5"/>
          <table:table-cell table:style-name="ce1"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style-name="ce1" table:number-columns-repeated="1016"/>
        </table:table-row>
        <table:table-row table:style-name="ro2">
          <table:table-cell table:style-name="ce1" office:value-type="string">
            <text:p>Winkel [°]</text:p>
          </table:table-cell>
          <table:table-cell table:style-name="ce1" office:value-type="string">
            <text:p>Winkel [rad]</text:p>
          </table:table-cell>
          <table:table-cell table:style-name="ce1" office:value-type="string">
            <text:p>Distanz [m]</text:p>
          </table:table-cell>
          <table:table-cell table:style-name="ce1" office:value-type="string">
            <text:p>Offset Wand [m]</text:p>
          </table:table-cell>
          <table:table-cell table:style-name="ce1" office:value-type="string">
            <text:p>Offset Türe [m]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Abweichung</text:p>
          </table:table-cell>
          <table:table-cell table:style-name="ce1" office:value-type="string">
            <text:p>Fehler [%]</text:p>
          </table:table-cell>
          <table:table-cell table:style-name="ce1"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formula="of:=[.A10]/180*PI()" office:value-type="float" office:value="1.5707963267949">
            <text:p>1.57</text:p>
          </table:table-cell>
          <table:table-cell office:value-type="float" office:value="3.43">
            <text:p>3.43</text:p>
          </table:table-cell>
          <table:table-cell table:formula="of:=[.C10]*SIN([.B10])" office:value-type="float" office:value="3.43">
            <text:p>3.43</text:p>
          </table:table-cell>
          <table:table-cell table:formula="of:=[.C10]*COS([.B10])" office:value-type="float" office:value="2.10026926053771E-016">
            <text:p>0.00</text:p>
          </table:table-cell>
          <table:table-cell office:value-type="float" office:value="2.02192">
            <text:p>2.0219</text:p>
          </table:table-cell>
          <table:table-cell table:formula="of:=ABS([.$C$3]-[.F10])" office:value-type="float" office:value="0.0491459898477156">
            <text:p>0.0491</text:p>
          </table:table-cell>
          <table:table-cell table:formula="of:=[.G10]/[.$C$3]*100" office:value-type="float" office:value="2.37298039215685">
            <text:p>2.4</text:p>
          </table:table-cell>
          <table:table-cell table:style-name="ce1"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formula="of:=[.A11]/180*PI()" office:value-type="float" office:value="1.22173047639603">
            <text:p>1.22</text:p>
          </table:table-cell>
          <table:table-cell office:value-type="float" office:value="3.43">
            <text:p>3.43</text:p>
          </table:table-cell>
          <table:table-cell table:formula="of:=[.C11]*SIN([.B11])" office:value-type="float" office:value="3.22314568929567">
            <text:p>3.22</text:p>
          </table:table-cell>
          <table:table-cell table:formula="of:=[.C11]*COS([.B11])" office:value-type="float" office:value="1.17312909160704">
            <text:p>1.17</text:p>
          </table:table-cell>
          <table:table-cell office:value-type="float" office:value="2.06181">
            <text:p>2.0618</text:p>
          </table:table-cell>
          <table:table-cell table:formula="of:=ABS([.$C$3]-[.F11])" office:value-type="float" office:value="0.00925598984771581">
            <text:p>0.0093</text:p>
          </table:table-cell>
          <table:table-cell table:formula="of:=[.G11]/[.$C$3]*100" office:value-type="float" office:value="0.446919117647062">
            <text:p>0.4</text:p>
          </table:table-cell>
          <table:table-cell table:style-name="ce1"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formula="of:=[.A12]/180*PI()" office:value-type="float" office:value="0.872664625997165">
            <text:p>0.87</text:p>
          </table:table-cell>
          <table:table-cell office:value-type="float" office:value="3.43">
            <text:p>3.43</text:p>
          </table:table-cell>
          <table:table-cell table:formula="of:=[.C12]*SIN([.B12])" office:value-type="float" office:value="2.62753243989809">
            <text:p>2.63</text:p>
          </table:table-cell>
          <table:table-cell table:formula="of:=[.C12]*COS([.B12])" office:value-type="float" office:value="2.20476150122483">
            <text:p>2.20</text:p>
          </table:table-cell>
          <table:table-cell office:value-type="float" office:value="2.02553">
            <text:p>2.0255</text:p>
          </table:table-cell>
          <table:table-cell table:formula="of:=ABS([.$C$3]-[.F12])" office:value-type="float" office:value="0.0455359898477159">
            <text:p>0.0455</text:p>
          </table:table-cell>
          <table:table-cell table:formula="of:=[.G12]/[.$C$3]*100" office:value-type="float" office:value="2.19867401960785">
            <text:p>2.2</text:p>
          </table:table-cell>
          <table:table-cell table:style-name="ce1"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formula="of:=[.A13]/180*PI()" office:value-type="float" office:value="0.523598775598299">
            <text:p>0.52</text:p>
          </table:table-cell>
          <table:table-cell office:value-type="float" office:value="3.43">
            <text:p>3.43</text:p>
          </table:table-cell>
          <table:table-cell table:formula="of:=[.C13]*SIN([.B13])" office:value-type="float" office:value="1.715">
            <text:p>1.72</text:p>
          </table:table-cell>
          <table:table-cell table:formula="of:=[.C13]*COS([.B13])" office:value-type="float" office:value="2.97046713498063">
            <text:p>2.97</text:p>
          </table:table-cell>
          <table:table-cell office:value-type="float" office:value="1.97143">
            <text:p>1.9714</text:p>
          </table:table-cell>
          <table:table-cell table:formula="of:=ABS([.$C$3]-[.F13])" office:value-type="float" office:value="0.0996359898477155">
            <text:p>0.0996</text:p>
          </table:table-cell>
          <table:table-cell table:formula="of:=[.G13]/[.$C$3]*100" office:value-type="float" office:value="4.81085539215685">
            <text:p>4.8</text:p>
          </table:table-cell>
          <table:table-cell table:style-name="ce1"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formula="of:=[.A14]/180*PI()" office:value-type="float" office:value="0.174532925199433">
            <text:p>0.17</text:p>
          </table:table-cell>
          <table:table-cell office:value-type="float" office:value="3.43">
            <text:p>3.43</text:p>
          </table:table-cell>
          <table:table-cell table:formula="of:=[.C14]*SIN([.B14])" office:value-type="float" office:value="0.595613249397571">
            <text:p>0.60</text:p>
          </table:table-cell>
          <table:table-cell table:formula="of:=[.C14]*COS([.B14])" office:value-type="float" office:value="3.37789059283187">
            <text:p>3.38</text:p>
          </table:table-cell>
          <table:table-cell office:value-type="float" office:value="1.9028">
            <text:p>1.9028</text:p>
          </table:table-cell>
          <table:table-cell table:formula="of:=ABS([.$C$3]-[.F14])" office:value-type="float" office:value="0.168265989847716">
            <text:p>0.1683</text:p>
          </table:table-cell>
          <table:table-cell table:formula="of:=[.G14]/[.$C$3]*100" office:value-type="float" office:value="8.12460784313725">
            <text:p>8.1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style-name="ce1" table:number-columns-repeated="101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Kalibration v1, mit Entzerrung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1" office:value-type="string">
            <text:p>Winkel [°]</text:p>
          </table:table-cell>
          <table:table-cell table:style-name="ce1" office:value-type="string">
            <text:p>Winkel [rad]</text:p>
          </table:table-cell>
          <table:table-cell table:style-name="ce1" office:value-type="string">
            <text:p>Distanz [m]</text:p>
          </table:table-cell>
          <table:table-cell table:style-name="ce1" office:value-type="string">
            <text:p>Offset Wand [m]</text:p>
          </table:table-cell>
          <table:table-cell table:style-name="ce1" office:value-type="string">
            <text:p>Offset Türe [m]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Abweichung</text:p>
          </table:table-cell>
          <table:table-cell table:style-name="ce1" office:value-type="string">
            <text:p>Fehler [%]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formula="of:=[.A21]/180*PI()" office:value-type="float" office:value="1.5707963267949">
            <text:p>1.57</text:p>
          </table:table-cell>
          <table:table-cell office:value-type="float" office:value="3.43">
            <text:p>3.43</text:p>
          </table:table-cell>
          <table:table-cell table:formula="of:=[.C21]*SIN([.B21])" office:value-type="float" office:value="3.43">
            <text:p>3.43</text:p>
          </table:table-cell>
          <table:table-cell table:formula="of:=[.C21]*COS([.B21])" office:value-type="float" office:value="2.10026926053771E-016">
            <text:p>0.00</text:p>
          </table:table-cell>
          <table:table-cell office:value-type="float" office:value="2.00715">
            <text:p>2.0072</text:p>
          </table:table-cell>
          <table:table-cell table:formula="of:=ABS([.$C$3]-[.F21])" office:value-type="float" office:value="0.0639159898477155">
            <text:p>0.0639</text:p>
          </table:table-cell>
          <table:table-cell table:formula="of:=[.G21]/[.$C$3]*100" office:value-type="float" office:value="3.08613970588234">
            <text:p>3.1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formula="of:=[.A22]/180*PI()" office:value-type="float" office:value="1.22173047639603">
            <text:p>1.22</text:p>
          </table:table-cell>
          <table:table-cell office:value-type="float" office:value="3.43">
            <text:p>3.43</text:p>
          </table:table-cell>
          <table:table-cell table:formula="of:=[.C22]*SIN([.B22])" office:value-type="float" office:value="3.22314568929567">
            <text:p>3.22</text:p>
          </table:table-cell>
          <table:table-cell table:formula="of:=[.C22]*COS([.B22])" office:value-type="float" office:value="1.17312909160704">
            <text:p>1.17</text:p>
          </table:table-cell>
          <table:table-cell office:value-type="float" office:value="1.96209">
            <text:p>1.9621</text:p>
          </table:table-cell>
          <table:table-cell table:formula="of:=ABS([.$C$3]-[.F22])" office:value-type="float" office:value="0.108975989847716">
            <text:p>0.1090</text:p>
          </table:table-cell>
          <table:table-cell table:formula="of:=[.G22]/[.$C$3]*100" office:value-type="float" office:value="5.26183088235294">
            <text:p>5.3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formula="of:=[.A23]/180*PI()" office:value-type="float" office:value="0.872664625997165">
            <text:p>0.87</text:p>
          </table:table-cell>
          <table:table-cell office:value-type="float" office:value="3.43">
            <text:p>3.43</text:p>
          </table:table-cell>
          <table:table-cell table:formula="of:=[.C23]*SIN([.B23])" office:value-type="float" office:value="2.62753243989809">
            <text:p>2.63</text:p>
          </table:table-cell>
          <table:table-cell table:formula="of:=[.C23]*COS([.B23])" office:value-type="float" office:value="2.20476150122483">
            <text:p>2.20</text:p>
          </table:table-cell>
          <table:table-cell office:value-type="float" office:value="1.88955">
            <text:p>1.8896</text:p>
          </table:table-cell>
          <table:table-cell table:formula="of:=ABS([.$C$3]-[.F23])" office:value-type="float" office:value="0.181515989847716">
            <text:p>0.1815</text:p>
          </table:table-cell>
          <table:table-cell table:formula="of:=[.G23]/[.$C$3]*100" office:value-type="float" office:value="8.764375">
            <text:p>8.8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formula="of:=[.A24]/180*PI()" office:value-type="float" office:value="0.523598775598299">
            <text:p>0.52</text:p>
          </table:table-cell>
          <table:table-cell office:value-type="float" office:value="3.43">
            <text:p>3.43</text:p>
          </table:table-cell>
          <table:table-cell table:formula="of:=[.C24]*SIN([.B24])" office:value-type="float" office:value="1.715">
            <text:p>1.72</text:p>
          </table:table-cell>
          <table:table-cell table:formula="of:=[.C24]*COS([.B24])" office:value-type="float" office:value="2.97046713498063">
            <text:p>2.97</text:p>
          </table:table-cell>
          <table:table-cell office:value-type="float" office:value="1.82578">
            <text:p>1.8258</text:p>
          </table:table-cell>
          <table:table-cell table:formula="of:=ABS([.$C$3]-[.F24])" office:value-type="float" office:value="0.245285989847716">
            <text:p>0.2453</text:p>
          </table:table-cell>
          <table:table-cell table:formula="of:=[.G24]/[.$C$3]*100" office:value-type="float" office:value="11.8434656862745">
            <text:p>11.8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formula="of:=[.A25]/180*PI()" office:value-type="float" office:value="0.174532925199433">
            <text:p>0.17</text:p>
          </table:table-cell>
          <table:table-cell office:value-type="float" office:value="3.43">
            <text:p>3.43</text:p>
          </table:table-cell>
          <table:table-cell table:formula="of:=[.C25]*SIN([.B25])" office:value-type="float" office:value="0.595613249397571">
            <text:p>0.60</text:p>
          </table:table-cell>
          <table:table-cell table:formula="of:=[.C25]*COS([.B25])" office:value-type="float" office:value="3.37789059283187">
            <text:p>3.38</text:p>
          </table:table-cell>
          <table:table-cell office:value-type="float" office:value="1.79317">
            <text:p>1.7932</text:p>
          </table:table-cell>
          <table:table-cell table:formula="of:=ABS([.$C$3]-[.F25])" office:value-type="float" office:value="0.277895989847716">
            <text:p>0.2779</text:p>
          </table:table-cell>
          <table:table-cell table:formula="of:=[.G25]/[.$C$3]*100" office:value-type="float" office:value="13.4180171568628">
            <text:p>13.4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Kalibration v2, ohne Entzerrung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Winkel [°]</text:p>
          </table:table-cell>
          <table:table-cell table:style-name="ce1" office:value-type="string">
            <text:p>Winkel [rad]</text:p>
          </table:table-cell>
          <table:table-cell table:style-name="ce1" office:value-type="string">
            <text:p>Distanz [m]</text:p>
          </table:table-cell>
          <table:table-cell table:style-name="ce1" office:value-type="string">
            <text:p>Offset Wand [m]</text:p>
          </table:table-cell>
          <table:table-cell table:style-name="ce1" office:value-type="string">
            <text:p>Offset Türe [m]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Abweichung</text:p>
          </table:table-cell>
          <table:table-cell table:style-name="ce1" office:value-type="string">
            <text:p>Fehler [%]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formula="of:=[.A32]/180*PI()" office:value-type="float" office:value="1.5707963267949">
            <text:p>1.57</text:p>
          </table:table-cell>
          <table:table-cell office:value-type="float" office:value="3.43">
            <text:p>3.43</text:p>
          </table:table-cell>
          <table:table-cell table:formula="of:=[.C32]*SIN([.B32])" office:value-type="float" office:value="3.43">
            <text:p>3.43</text:p>
          </table:table-cell>
          <table:table-cell table:formula="of:=[.C32]*COS([.B32])" office:value-type="float" office:value="2.10026926053771E-016">
            <text:p>0.00</text:p>
          </table:table-cell>
          <table:table-cell office:value-type="float" office:value="2.01418">
            <text:p>2.0142</text:p>
          </table:table-cell>
          <table:table-cell table:formula="of:=ABS([.$C$3]-[.F32])" office:value-type="float" office:value="0.0568859898477156">
            <text:p>0.0569</text:p>
          </table:table-cell>
          <table:table-cell table:formula="of:=[.G32]/[.$C$3]*100" office:value-type="float" office:value="2.74670098039215">
            <text:p>2.7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formula="of:=[.A33]/180*PI()" office:value-type="float" office:value="1.22173047639603">
            <text:p>1.22</text:p>
          </table:table-cell>
          <table:table-cell office:value-type="float" office:value="3.43">
            <text:p>3.43</text:p>
          </table:table-cell>
          <table:table-cell table:formula="of:=[.C33]*SIN([.B33])" office:value-type="float" office:value="3.22314568929567">
            <text:p>3.22</text:p>
          </table:table-cell>
          <table:table-cell table:formula="of:=[.C33]*COS([.B33])" office:value-type="float" office:value="1.17312909160704">
            <text:p>1.17</text:p>
          </table:table-cell>
          <table:table-cell office:value-type="float" office:value="2.0303">
            <text:p>2.0303</text:p>
          </table:table-cell>
          <table:table-cell table:formula="of:=ABS([.$C$3]-[.F33])" office:value-type="float" office:value="0.0407659898477157">
            <text:p>0.0408</text:p>
          </table:table-cell>
          <table:table-cell table:formula="of:=[.G33]/[.$C$3]*100" office:value-type="float" office:value="1.96835784313725">
            <text:p>2.0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formula="of:=[.A34]/180*PI()" office:value-type="float" office:value="0.872664625997165">
            <text:p>0.87</text:p>
          </table:table-cell>
          <table:table-cell office:value-type="float" office:value="3.43">
            <text:p>3.43</text:p>
          </table:table-cell>
          <table:table-cell table:formula="of:=[.C34]*SIN([.B34])" office:value-type="float" office:value="2.62753243989809">
            <text:p>2.63</text:p>
          </table:table-cell>
          <table:table-cell table:formula="of:=[.C34]*COS([.B34])" office:value-type="float" office:value="2.20476150122483">
            <text:p>2.20</text:p>
          </table:table-cell>
          <table:table-cell office:value-type="float" office:value="2.03454">
            <text:p>2.0345</text:p>
          </table:table-cell>
          <table:table-cell table:formula="of:=ABS([.$C$3]-[.F34])" office:value-type="float" office:value="0.0365259898477159">
            <text:p>0.0365</text:p>
          </table:table-cell>
          <table:table-cell table:formula="of:=[.G34]/[.$C$3]*100" office:value-type="float" office:value="1.76363235294119">
            <text:p>1.8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formula="of:=[.A35]/180*PI()" office:value-type="float" office:value="0.523598775598299">
            <text:p>0.52</text:p>
          </table:table-cell>
          <table:table-cell office:value-type="float" office:value="3.43">
            <text:p>3.43</text:p>
          </table:table-cell>
          <table:table-cell table:formula="of:=[.C35]*SIN([.B35])" office:value-type="float" office:value="1.715">
            <text:p>1.72</text:p>
          </table:table-cell>
          <table:table-cell table:formula="of:=[.C35]*COS([.B35])" office:value-type="float" office:value="2.97046713498063">
            <text:p>2.97</text:p>
          </table:table-cell>
          <table:table-cell office:value-type="float" office:value="2.06427">
            <text:p>2.0643</text:p>
          </table:table-cell>
          <table:table-cell table:formula="of:=ABS([.$C$3]-[.F35])" office:value-type="float" office:value="0.00679598984771568">
            <text:p>0.0068</text:p>
          </table:table-cell>
          <table:table-cell table:formula="of:=[.G35]/[.$C$3]*100" office:value-type="float" office:value="0.32813970588235">
            <text:p>0.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formula="of:=[.A36]/180*PI()" office:value-type="float" office:value="0.174532925199433">
            <text:p>0.17</text:p>
          </table:table-cell>
          <table:table-cell office:value-type="float" office:value="3.43">
            <text:p>3.43</text:p>
          </table:table-cell>
          <table:table-cell table:formula="of:=[.C36]*SIN([.B36])" office:value-type="float" office:value="0.595613249397571">
            <text:p>0.60</text:p>
          </table:table-cell>
          <table:table-cell table:formula="of:=[.C36]*COS([.B36])" office:value-type="float" office:value="3.37789059283187">
            <text:p>3.38</text:p>
          </table:table-cell>
          <table:table-cell office:value-type="float" office:value="2.07161">
            <text:p>2.0716</text:p>
          </table:table-cell>
          <table:table-cell table:formula="of:=ABS([.$C$3]-[.F36])" office:value-type="float" office:value="0.000544010152284447">
            <text:p>0.0005</text:p>
          </table:table-cell>
          <table:table-cell table:formula="of:=[.G36]/[.$C$3]*100" office:value-type="float" office:value="0.0262671568627539">
            <text:p>0.0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Kalibration v2, mit Entzerrung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Winkel [°]</text:p>
          </table:table-cell>
          <table:table-cell table:style-name="ce1" office:value-type="string">
            <text:p>Winkel [rad]</text:p>
          </table:table-cell>
          <table:table-cell table:style-name="ce1" office:value-type="string">
            <text:p>Distanz [m]</text:p>
          </table:table-cell>
          <table:table-cell table:style-name="ce1" office:value-type="string">
            <text:p>Offset Wand [m]</text:p>
          </table:table-cell>
          <table:table-cell table:style-name="ce1" office:value-type="string">
            <text:p>Offset Türe [m]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Abweichung</text:p>
          </table:table-cell>
          <table:table-cell table:style-name="ce1" office:value-type="string">
            <text:p>Fehler [%]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formula="of:=[.A43]/180*PI()" office:value-type="float" office:value="1.5707963267949">
            <text:p>1.57</text:p>
          </table:table-cell>
          <table:table-cell office:value-type="float" office:value="3.43">
            <text:p>3.43</text:p>
          </table:table-cell>
          <table:table-cell table:formula="of:=[.C43]*SIN([.B43])" office:value-type="float" office:value="3.43">
            <text:p>3.43</text:p>
          </table:table-cell>
          <table:table-cell table:formula="of:=[.C43]*COS([.B43])" office:value-type="float" office:value="2.10026926053771E-016">
            <text:p>0.00</text:p>
          </table:table-cell>
          <table:table-cell office:value-type="float" office:value="2.01233">
            <text:p>2.0123</text:p>
          </table:table-cell>
          <table:table-cell table:formula="of:=ABS([.$C$3]-[.F43])" office:value-type="float" office:value="0.0587359898477158">
            <text:p>0.0587</text:p>
          </table:table-cell>
          <table:table-cell table:formula="of:=[.G43]/[.$C$3]*100" office:value-type="float" office:value="2.83602696078432">
            <text:p>2.8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formula="of:=[.A44]/180*PI()" office:value-type="float" office:value="1.22173047639603">
            <text:p>1.22</text:p>
          </table:table-cell>
          <table:table-cell office:value-type="float" office:value="3.43">
            <text:p>3.43</text:p>
          </table:table-cell>
          <table:table-cell table:formula="of:=[.C44]*SIN([.B44])" office:value-type="float" office:value="3.22314568929567">
            <text:p>3.22</text:p>
          </table:table-cell>
          <table:table-cell table:formula="of:=[.C44]*COS([.B44])" office:value-type="float" office:value="1.17312909160704">
            <text:p>1.17</text:p>
          </table:table-cell>
          <table:table-cell office:value-type="float" office:value="2.03339">
            <text:p>2.0334</text:p>
          </table:table-cell>
          <table:table-cell table:formula="of:=ABS([.$C$3]-[.F44])" office:value-type="float" office:value="0.0376759898477159">
            <text:p>0.0377</text:p>
          </table:table-cell>
          <table:table-cell table:formula="of:=[.G44]/[.$C$3]*100" office:value-type="float" office:value="1.8191593137255">
            <text:p>1.8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formula="of:=[.A45]/180*PI()" office:value-type="float" office:value="0.872664625997165">
            <text:p>0.87</text:p>
          </table:table-cell>
          <table:table-cell office:value-type="float" office:value="3.43">
            <text:p>3.43</text:p>
          </table:table-cell>
          <table:table-cell table:formula="of:=[.C45]*SIN([.B45])" office:value-type="float" office:value="2.62753243989809">
            <text:p>2.63</text:p>
          </table:table-cell>
          <table:table-cell table:formula="of:=[.C45]*COS([.B45])" office:value-type="float" office:value="2.20476150122483">
            <text:p>2.20</text:p>
          </table:table-cell>
          <table:table-cell office:value-type="float" office:value="2.04305">
            <text:p>2.0431</text:p>
          </table:table-cell>
          <table:table-cell table:formula="of:=ABS([.$C$3]-[.F45])" office:value-type="float" office:value="0.0280159898477157">
            <text:p>0.0280</text:p>
          </table:table-cell>
          <table:table-cell table:formula="of:=[.G45]/[.$C$3]*100" office:value-type="float" office:value="1.35273284313725">
            <text:p>1.4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formula="of:=[.A46]/180*PI()" office:value-type="float" office:value="0.523598775598299">
            <text:p>0.52</text:p>
          </table:table-cell>
          <table:table-cell office:value-type="float" office:value="3.43">
            <text:p>3.43</text:p>
          </table:table-cell>
          <table:table-cell table:formula="of:=[.C46]*SIN([.B46])" office:value-type="float" office:value="1.715">
            <text:p>1.72</text:p>
          </table:table-cell>
          <table:table-cell table:formula="of:=[.C46]*COS([.B46])" office:value-type="float" office:value="2.97046713498063">
            <text:p>2.97</text:p>
          </table:table-cell>
          <table:table-cell office:value-type="float" office:value="2.06571">
            <text:p>2.0657</text:p>
          </table:table-cell>
          <table:table-cell table:formula="of:=ABS([.$C$3]-[.F46])" office:value-type="float" office:value="0.00535598984771557">
            <text:p>0.0054</text:p>
          </table:table-cell>
          <table:table-cell table:formula="of:=[.G46]/[.$C$3]*100" office:value-type="float" office:value="0.258610294117639">
            <text:p>0.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formula="of:=[.A47]/180*PI()" office:value-type="float" office:value="0.174532925199433">
            <text:p>0.17</text:p>
          </table:table-cell>
          <table:table-cell office:value-type="float" office:value="3.43">
            <text:p>3.43</text:p>
          </table:table-cell>
          <table:table-cell table:formula="of:=[.C47]*SIN([.B47])" office:value-type="float" office:value="0.595613249397571">
            <text:p>0.60</text:p>
          </table:table-cell>
          <table:table-cell table:formula="of:=[.C47]*COS([.B47])" office:value-type="float" office:value="3.37789059283187">
            <text:p>3.38</text:p>
          </table:table-cell>
          <table:table-cell office:value-type="float" office:value="2.05694">
            <text:p>2.0569</text:p>
          </table:table-cell>
          <table:table-cell table:formula="of:=ABS([.$C$3]-[.F47])" office:value-type="float" office:value="0.0141259898477157">
            <text:p>0.0141</text:p>
          </table:table-cell>
          <table:table-cell table:formula="of:=[.G47]/[.$C$3]*100" office:value-type="float" office:value="0.682063725490196">
            <text:p>0.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number:number-style style:name="N109">
      <number:number number:decimal-places="4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 style:data-style-name="N2" text:time-value="0000-00-00T15:53:43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ron</meta:initial-creator>
    <meta:creation-date>2014-01-08T15:46:05.80</meta:creation-date>
    <dc:date>2014-01-12T16:59:42.58</dc:date>
    <dc:creator>David Kron</dc:creator>
    <meta:editing-duration>PT5H16M52S</meta:editing-duration>
    <meta:editing-cycles>46</meta:editing-cycles>
    <meta:generator>LibreOffice/4.0.3.3$Windows_x86 LibreOffice_project/0eaa50a932c8f2199a615e1eb30f7ac74279539</meta:generator>
    <meta:document-statistic meta:table-count="1" meta:cell-count="2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59cm" svg:height="7.341cm" xlink:href=".." xlink:type="simple" chart:class="chart:line" chart:style-name="ch1">
        <chart:plot-area chart:style-name="ch2" table:cell-range-address="Sheet1.A9:Sheet1.A14 Sheet1.G9:Sheet1.G14" chart:data-source-has-labels="both" svg:x="1.299cm" svg:y="0.719cm" svg:width="11.238cm" svg:height="5.468cm">
          <chartooo:coordinate-region svg:x="2.582cm" svg:y="0.931cm" svg:width="9.768cm" svg:height="4.583cm"/>
          <chart:axis chart:dimension="x" chart:name="primary-x" chart:style-name="ch3" chartooo:axis-type="auto">
            <chartooo:date-scale/>
            <chart:title svg:x="6.186cm" svg:y="6.334cm" chart:style-name="ch4">
              <text:p>Winkel [°]</text:p>
            </chart:title>
            <chart:categories table:cell-range-address="Sheet1.A10:Sheet1.A14"/>
          </chart:axis>
          <chart:axis chart:dimension="y" chart:name="primary-y" chart:style-name="ch5">
            <chart:title svg:x="0.451cm" svg:y="4.397cm" chart:style-name="ch6">
              <text:p>Abweichung</text:p>
            </chart:title>
            <chart:grid chart:style-name="ch7" chart:class="major"/>
          </chart:axis>
          <chart:series chart:style-name="ch8" chart:values-cell-range-address="Sheet1.G10:Sheet1.G14" chart:label-cell-address="Sheet1.G9:Sheet1.G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9:Sheet1.G9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10:Sheet1.A14</svg:desc>
                </draw:g>
              </table:table-cell>
              <table:table-cell office:value-type="float" office:value="0.0491459898477156">
                <text:p>0.0491459898477156</text:p>
                <draw:g>
                  <svg:desc>Sheet1.G10:Sheet1.G14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925598984771581">
                <text:p>0.009255989847715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455359898477159">
                <text:p>0.0455359898477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96359898477155">
                <text:p>0.0996359898477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8265989847716">
                <text:p>0.168265989847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83cm" svg:height="7.359cm" xlink:href=".." xlink:type="simple" chart:class="chart:line" chart:style-name="ch1">
        <chart:plot-area chart:style-name="ch2" table:cell-range-address="Sheet1.A20:Sheet1.A25 Sheet1.G20:Sheet1.G25" chart:data-source-has-labels="both" svg:x="1.299cm" svg:y="0.723cm" svg:width="11.262cm" svg:height="5.481cm">
          <chartooo:coordinate-region svg:x="2.582cm" svg:y="0.935cm" svg:width="9.792cm" svg:height="4.596cm"/>
          <chart:axis chart:dimension="x" chart:name="primary-x" chart:style-name="ch3" chartooo:axis-type="auto">
            <chartooo:date-scale/>
            <chart:title svg:x="6.198cm" svg:y="6.352cm" chart:style-name="ch4">
              <text:p>Winkel [°]</text:p>
            </chart:title>
            <chart:categories table:cell-range-address="Sheet1.A21:Sheet1.A25"/>
          </chart:axis>
          <chart:axis chart:dimension="y" chart:name="primary-y" chart:style-name="ch5">
            <chart:title svg:x="0.451cm" svg:y="4.407cm" chart:style-name="ch6">
              <text:p>Abweichung</text:p>
            </chart:title>
            <chart:grid chart:style-name="ch7" chart:class="major"/>
          </chart:axis>
          <chart:series chart:style-name="ch8" chart:values-cell-range-address="Sheet1.G21:Sheet1.G25" chart:label-cell-address="Sheet1.G20:Sheet1.G2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21:Sheet1.A25</svg:desc>
                </draw:g>
              </table:table-cell>
              <table:table-cell office:value-type="float" office:value="0.0639159898477155">
                <text:p>0.0639159898477155</text:p>
                <draw:g>
                  <svg:desc>Sheet1.G21:Sheet1.G25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08975989847716">
                <text:p>0.1089759898477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81515989847716">
                <text:p>0.1815159898477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5285989847716">
                <text:p>0.2452859898477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7895989847716">
                <text:p>0.277895989847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52cm" svg:height="7.761cm" xlink:href=".." xlink:type="simple" chart:class="chart:line" chart:style-name="ch1">
        <chart:plot-area chart:style-name="ch2" table:cell-range-address="Sheet1.A31:Sheet1.A36 Sheet1.G31:Sheet1.G36" chart:data-source-has-labels="both" svg:x="1.293cm" svg:y="0.755cm" svg:width="10.949cm" svg:height="5.843cm">
          <chartooo:coordinate-region svg:x="2.576cm" svg:y="0.967cm" svg:width="9.479cm" svg:height="4.958cm"/>
          <chart:axis chart:dimension="x" chart:name="primary-x" chart:style-name="ch3" chartooo:axis-type="auto">
            <chartooo:date-scale/>
            <chart:title svg:x="6.035cm" svg:y="6.754cm" chart:style-name="ch4">
              <text:p>Winkel [°]</text:p>
            </chart:title>
            <chart:categories table:cell-range-address="Sheet1.A32:Sheet1.A36"/>
          </chart:axis>
          <chart:axis chart:dimension="y" chart:name="primary-y" chart:style-name="ch5">
            <chart:title svg:x="0.451cm" svg:y="4.62cm" chart:style-name="ch6">
              <text:p>Abweichung</text:p>
            </chart:title>
            <chart:grid chart:style-name="ch7" chart:class="major"/>
          </chart:axis>
          <chart:series chart:style-name="ch8" chart:values-cell-range-address="Sheet1.G32:Sheet1.G36" chart:label-cell-address="Sheet1.G31:Sheet1.G3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31:Sheet1.G31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32:Sheet1.A36</svg:desc>
                </draw:g>
              </table:table-cell>
              <table:table-cell office:value-type="float" office:value="0.0568859898477156">
                <text:p>0.0568859898477156</text:p>
                <draw:g>
                  <svg:desc>Sheet1.G32:Sheet1.G36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407659898477157">
                <text:p>0.04076598984771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65259898477159">
                <text:p>0.0365259898477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79598984771568">
                <text:p>0.006795989847715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44010152284447">
                <text:p>0.000544010152284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25cm" svg:height="7.441cm" xlink:href=".." xlink:type="simple" chart:class="chart:line" chart:style-name="ch1">
        <chart:plot-area chart:style-name="ch2" table:cell-range-address="Sheet1.A42:Sheet1.A47 Sheet1.G42:Sheet1.G47" chart:data-source-has-labels="both" svg:x="1.292cm" svg:y="0.727cm" svg:width="10.925cm" svg:height="5.558cm">
          <chartooo:coordinate-region svg:x="2.575cm" svg:y="0.939cm" svg:width="9.455cm" svg:height="4.673cm"/>
          <chart:axis chart:dimension="x" chart:name="primary-x" chart:style-name="ch3" chartooo:axis-type="auto">
            <chartooo:date-scale/>
            <chart:title svg:x="6.022cm" svg:y="6.434cm" chart:style-name="ch4">
              <text:p>Winkel [°]</text:p>
            </chart:title>
            <chart:categories table:cell-range-address="Sheet1.A43:Sheet1.A47"/>
          </chart:axis>
          <chart:axis chart:dimension="y" chart:name="primary-y" chart:style-name="ch5">
            <chart:title svg:x="0.451cm" svg:y="4.45cm" chart:style-name="ch6">
              <text:p>Abweichung</text:p>
            </chart:title>
            <chart:grid chart:style-name="ch7" chart:class="major"/>
          </chart:axis>
          <chart:series chart:style-name="ch8" chart:values-cell-range-address="Sheet1.G43:Sheet1.G47" chart:label-cell-address="Sheet1.G42:Sheet1.G4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42:Sheet1.G42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43:Sheet1.A47</svg:desc>
                </draw:g>
              </table:table-cell>
              <table:table-cell office:value-type="float" office:value="0.0587359898477158">
                <text:p>0.0587359898477158</text:p>
                <draw:g>
                  <svg:desc>Sheet1.G43:Sheet1.G47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76759898477159">
                <text:p>0.03767598984771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80159898477157">
                <text:p>0.02801598984771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535598984771557">
                <text:p>0.005355989847715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1259898477157">
                <text:p>0.01412598984771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